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003cm" fo:margin-left="-0.88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0.39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6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5.003cm" fo:margin-left="-0.889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0.398cm"/>
    </style:style>
    <style:style style:name="Tabla2.C" style:family="table-column">
      <style:table-column-properties style:column-width="5.001cm"/>
    </style:style>
    <style:style style:name="Tabla2.D" style:family="table-column">
      <style:table-column-properties style:column-width="6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003cm" fo:margin-left="-0.889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0.398cm"/>
    </style:style>
    <style:style style:name="Tabla3.C" style:family="table-column">
      <style:table-column-properties style:column-width="5.001cm"/>
    </style:style>
    <style:style style:name="Tabla3.D" style:family="table-column">
      <style:table-column-properties style:column-width="6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5.003cm" fo:margin-left="-0.889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0.398cm"/>
    </style:style>
    <style:style style:name="Tabla4.C" style:family="table-column">
      <style:table-column-properties style:column-width="5.001cm"/>
    </style:style>
    <style:style style:name="Tabla4.D" style:family="table-column">
      <style:table-column-properties style:column-width="6.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5.003cm" fo:margin-left="-0.889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10.398cm"/>
    </style:style>
    <style:style style:name="Tabla5.C" style:family="table-column">
      <style:table-column-properties style:column-width="5.001cm"/>
    </style:style>
    <style:style style:name="Tabla5.D" style:family="table-column">
      <style:table-column-properties style:column-width="6.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25.003cm" fo:margin-left="-0.889cm" table:align="left"/>
    </style:style>
    <style:style style:name="Tabla8.A" style:family="table-column">
      <style:table-column-properties style:column-width="2.805cm"/>
    </style:style>
    <style:style style:name="Tabla8.B" style:family="table-column">
      <style:table-column-properties style:column-width="10.398cm"/>
    </style:style>
    <style:style style:name="Tabla8.C" style:family="table-column">
      <style:table-column-properties style:column-width="5.001cm"/>
    </style:style>
    <style:style style:name="Tabla8.D" style:family="table-column">
      <style:table-column-properties style:column-width="6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25.003cm" fo:margin-left="-0.889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0.398cm"/>
    </style:style>
    <style:style style:name="Tabla6.C" style:family="table-column">
      <style:table-column-properties style:column-width="5.001cm"/>
    </style:style>
    <style:style style:name="Tabla6.D" style:family="table-column">
      <style:table-column-properties style:column-width="6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25.003cm" fo:margin-left="-0.889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0.398cm"/>
    </style:style>
    <style:style style:name="Tabla9.C" style:family="table-column">
      <style:table-column-properties style:column-width="5.001cm"/>
    </style:style>
    <style:style style:name="Tabla9.D" style:family="table-column">
      <style:table-column-properties style:column-width="6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25.003cm" fo:margin-left="-0.889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10.398cm"/>
    </style:style>
    <style:style style:name="Tabla10.C" style:family="table-column">
      <style:table-column-properties style:column-width="5.001cm"/>
    </style:style>
    <style:style style:name="Tabla10.D" style:family="table-column">
      <style:table-column-properties style:column-width="6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0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23" style:family="table-row">
      <style:table-row-properties style:min-row-height="0.644cm"/>
    </style:style>
    <style:style style:name="Tabla10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0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0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0.D5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25.003cm" fo:margin-left="-0.889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0.398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6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7" style:family="table-row">
      <style:table-row-properties style:min-row-height="1.111cm"/>
    </style:style>
    <style:style style:name="Tabla7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28d5a" officeooo:paragraph-rsid="000f764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4560a" officeooo:paragraph-rsid="004456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2cd87d" officeooo:paragraph-rsid="0023e310"/>
    </style:style>
    <style:style style:name="P8" style:family="paragraph" style:parent-style-name="Standard">
      <style:text-properties officeooo:paragraph-rsid="002eb5d1"/>
    </style:style>
    <style:style style:name="P9" style:family="paragraph" style:parent-style-name="Standard">
      <style:text-properties officeooo:paragraph-rsid="003793f6"/>
    </style:style>
    <style:style style:name="P10" style:family="paragraph" style:parent-style-name="Standard">
      <style:text-properties officeooo:paragraph-rsid="0039100c"/>
    </style:style>
    <style:style style:name="P11" style:family="paragraph" style:parent-style-name="Standard">
      <style:text-properties officeooo:paragraph-rsid="003b7438"/>
    </style:style>
    <style:style style:name="P12" style:family="paragraph" style:parent-style-name="Standard">
      <style:text-properties officeooo:paragraph-rsid="0040f6c8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0f7647" officeooo:paragraph-rsid="000f7647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f7647" officeooo:paragraph-rsid="0033f349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f7647" officeooo:paragraph-rsid="0039100c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f7647" officeooo:paragraph-rsid="003b7438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23e310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2eb5d1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33f349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paragraph-rsid="0039100c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3b743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56078" officeooo:paragraph-rsid="0029ef0d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56078" officeooo:paragraph-rsid="002cd87d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56078" officeooo:paragraph-rsid="003d38af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56078" officeooo:paragraph-rsid="0040f6c8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56078" officeooo:paragraph-rsid="004cf6f4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b0f3c" officeooo:paragraph-rsid="001b0f3c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b0f3c" officeooo:paragraph-rsid="0033f349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b0f3c" officeooo:paragraph-rsid="003793f6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b0f3c" officeooo:paragraph-rsid="0039100c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b0f3c" officeooo:paragraph-rsid="003b7438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b0f3c" officeooo:paragraph-rsid="0040f6c8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23e310" officeooo:paragraph-rsid="0033f34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3e310" officeooo:paragraph-rsid="003793f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23e310" officeooo:paragraph-rsid="0039100c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23e310" officeooo:paragraph-rsid="003b7438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23e310" officeooo:paragraph-rsid="0040f6c8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2c0136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cd87d" officeooo:paragraph-rsid="0033f349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cd87d" officeooo:paragraph-rsid="003793f6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2cd87d" officeooo:paragraph-rsid="0039100c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2cd87d" officeooo:paragraph-rsid="003b7438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2cd87d" officeooo:paragraph-rsid="0040f6c8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eb5d1" officeooo:paragraph-rsid="003b7438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33f349" officeooo:paragraph-rsid="0033f349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33f349" officeooo:paragraph-rsid="0040f6c8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3793f6" officeooo:paragraph-rsid="003793f6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3793f6" officeooo:paragraph-rsid="0040f6c8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3a3987" officeooo:paragraph-rsid="0039100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3a3987" officeooo:paragraph-rsid="003b743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3d38af" officeooo:paragraph-rsid="003d38af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3f7805" officeooo:paragraph-rsid="003b7438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style:text-underline-style="none" officeooo:paragraph-rsid="0040f6c8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0f7647" officeooo:paragraph-rsid="000f7647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0f7647" officeooo:paragraph-rsid="0033f349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0f7647" officeooo:paragraph-rsid="003793f6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0f7647" officeooo:paragraph-rsid="0039100c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0f7647" officeooo:paragraph-rsid="003b7438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0f7647" officeooo:paragraph-rsid="0040f6c8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13392f" officeooo:paragraph-rsid="0013416a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13392f" officeooo:paragraph-rsid="0033f349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13392f" officeooo:paragraph-rsid="003793f6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13392f" officeooo:paragraph-rsid="0039100c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13392f" officeooo:paragraph-rsid="003b7438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13392f" officeooo:paragraph-rsid="0040f6c8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1bb69a" officeooo:paragraph-rsid="001bb69a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1bb69a" officeooo:paragraph-rsid="0033f349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1bb69a" officeooo:paragraph-rsid="003793f6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1bb69a" officeooo:paragraph-rsid="0039100c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1bb69a" officeooo:paragraph-rsid="003b7438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1bb69a" officeooo:paragraph-rsid="0040f6c8" style:font-size-asian="14pt" style:font-size-complex="14pt"/>
    </style:style>
    <style:style style:name="P94" style:family="paragraph" style:parent-style-name="Standard">
      <style:text-properties officeooo:paragraph-rsid="0051dab3"/>
    </style:style>
    <style:style style:name="P95" style:family="paragraph" style:parent-style-name="Standard">
      <style:text-properties officeooo:rsid="0052fb15" officeooo:paragraph-rsid="0052fb15"/>
    </style:style>
    <style:style style:name="P96" style:family="paragraph" style:parent-style-name="Standard">
      <style:paragraph-properties fo:text-align="center" style:justify-single-word="false"/>
      <style:text-properties officeooo:rsid="00563a80" officeooo:paragraph-rsid="00563a80"/>
    </style:style>
    <style:style style:name="P97" style:family="paragraph" style:parent-style-name="Standard">
      <style:paragraph-properties fo:text-align="center" style:justify-single-word="false"/>
      <style:text-properties officeooo:rsid="00572406" officeooo:paragraph-rsid="00572406"/>
    </style:style>
    <style:style style:name="P98" style:family="paragraph" style:parent-style-name="Standard">
      <style:text-properties officeooo:rsid="005893a4" officeooo:paragraph-rsid="005893a4"/>
    </style:style>
    <style:style style:name="P99" style:family="paragraph" style:parent-style-name="Standard">
      <style:paragraph-properties fo:text-align="center" style:justify-single-word="false"/>
      <style:text-properties officeooo:rsid="005893a4" officeooo:paragraph-rsid="005893a4"/>
    </style:style>
    <style:style style:name="P100" style:family="paragraph" style:parent-style-name="Standard">
      <style:paragraph-properties fo:text-align="center" style:justify-single-word="false"/>
      <style:text-properties officeooo:paragraph-rsid="0051dab3"/>
    </style:style>
    <style:style style:name="P101" style:family="paragraph" style:parent-style-name="Standard">
      <style:text-properties officeooo:rsid="005ad8c4" officeooo:paragraph-rsid="0040f6c8"/>
    </style:style>
    <style:style style:name="P102" style:family="paragraph" style:parent-style-name="Standard">
      <style:text-properties officeooo:rsid="005ad8c4" officeooo:paragraph-rsid="005ad8c4"/>
    </style:style>
    <style:style style:name="P103" style:family="paragraph" style:parent-style-name="Standard">
      <style:text-properties officeooo:rsid="005ad8c4" officeooo:paragraph-rsid="005dbde0"/>
    </style:style>
    <style:style style:name="P104" style:family="paragraph" style:parent-style-name="Standard">
      <style:text-properties officeooo:paragraph-rsid="005ad8c4"/>
    </style:style>
    <style:style style:name="P105" style:family="paragraph" style:parent-style-name="Standard">
      <style:text-properties officeooo:paragraph-rsid="005dbde0"/>
    </style:style>
    <style:style style:name="P106" style:family="paragraph" style:parent-style-name="Standard">
      <style:text-properties officeooo:rsid="006cec47" officeooo:paragraph-rsid="006cec47"/>
    </style:style>
    <style:style style:name="P107" style:family="paragraph" style:parent-style-name="Standard">
      <style:paragraph-properties fo:text-align="center" style:justify-single-word="false"/>
      <style:text-properties officeooo:rsid="006cec47" officeooo:paragraph-rsid="006cec47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2eb5d1" officeooo:paragraph-rsid="003b7438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2eb5d1" officeooo:paragraph-rsid="0051dab3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2eb5d1" officeooo:paragraph-rsid="005dbde0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paragraph-rsid="0051dab3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paragraph-rsid="00563a80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paragraph-rsid="005893a4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paragraph-rsid="0033f349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paragraph-rsid="005dbde0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paragraph-rsid="006c634d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2cd87d" officeooo:paragraph-rsid="005dbde0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1b0f3c" officeooo:paragraph-rsid="0051dab3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1b0f3c" officeooo:paragraph-rsid="005dbde0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23e310" officeooo:paragraph-rsid="0051dab3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23e310" officeooo:paragraph-rsid="005dbde0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3793f6" officeooo:paragraph-rsid="0051dab3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5ad8c4" officeooo:paragraph-rsid="0033f349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156078" officeooo:paragraph-rsid="005dbde0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156078" officeooo:paragraph-rsid="0067f894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33f349" officeooo:paragraph-rsid="005dbde0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5dbde0" officeooo:paragraph-rsid="005dbde0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63d77a" officeooo:paragraph-rsid="003793f6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67f894" officeooo:paragraph-rsid="0040f6c8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6a852a" officeooo:paragraph-rsid="006a852a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6c634d" officeooo:paragraph-rsid="005d0d04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6c634d" officeooo:paragraph-rsid="0051dab3" style:font-size-asian="10.5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6cec47" officeooo:paragraph-rsid="0051dab3" style:font-size-asian="10.5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style:text-underline-style="none" officeooo:paragraph-rsid="005dbde0" style:font-size-asian="10.5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00f7647" officeooo:paragraph-rsid="0051dab3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00f7647" officeooo:paragraph-rsid="005dbde0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officeooo:rsid="0013392f" officeooo:paragraph-rsid="0051dab3" style:font-size-asian="14pt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13392f" officeooo:paragraph-rsid="005dbde0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1bb69a" officeooo:paragraph-rsid="0051dab3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01bb69a" officeooo:paragraph-rsid="005dbde0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0563a80" officeooo:paragraph-rsid="00563a80" style:font-size-asian="14pt" style:font-size-complex="14pt"/>
    </style:style>
    <style:style style:name="P149" style:family="paragraph" style:parent-style-name="Heading_20_1">
      <style:paragraph-properties fo:text-align="center" style:justify-single-word="false"/>
      <style:text-properties fo:font-size="12pt" officeooo:rsid="002cd87d" officeooo:paragraph-rsid="0051dab3" style:font-size-asian="10.5pt" style:font-size-complex="12pt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d38bf"/>
    </style:style>
    <style:style style:name="T4" style:family="text">
      <style:text-properties officeooo:rsid="0023e310"/>
    </style:style>
    <style:style style:name="T5" style:family="text">
      <style:text-properties officeooo:rsid="0027ff50"/>
    </style:style>
    <style:style style:name="T6" style:family="text">
      <style:text-properties officeooo:rsid="002b4c69"/>
    </style:style>
    <style:style style:name="T7" style:family="text">
      <style:text-properties officeooo:rsid="002cd87d"/>
    </style:style>
    <style:style style:name="T8" style:family="text">
      <style:text-properties officeooo:rsid="002eb5d1"/>
    </style:style>
    <style:style style:name="T9" style:family="text">
      <style:text-properties officeooo:rsid="00306067"/>
    </style:style>
    <style:style style:name="T10" style:family="text">
      <style:text-properties officeooo:rsid="00366e5c"/>
    </style:style>
    <style:style style:name="T11" style:family="text">
      <style:text-properties officeooo:rsid="004ff816"/>
    </style:style>
    <style:style style:name="T12" style:family="text">
      <style:text-properties officeooo:rsid="0051dab3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eb5d1" style:font-size-asian="10.5pt" style:font-size-complex="12pt"/>
    </style:style>
    <style:style style:name="T15" style:family="text">
      <style:text-properties fo:font-size="12pt" officeooo:rsid="0023e310" style:font-size-asian="10.5pt" style:font-size-complex="12pt"/>
    </style:style>
    <style:style style:name="T16" style:family="text">
      <style:text-properties fo:font-size="12pt" officeooo:rsid="00306067" style:font-size-asian="10.5pt" style:font-size-complex="12pt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cd87d" style:font-size-asian="10.5pt" style:font-weight-asian="normal" style:font-size-complex="12pt" style:font-weight-complex="normal"/>
    </style:style>
    <style:style style:name="T19" style:family="text">
      <style:text-properties officeooo:rsid="0054ea7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6cec47"/>
    </style: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ueba <text:span text:style-name="T6">entonación Data y cluster</text:span></text:p>
      <text:p text:style-name="P3"><text:span text:style-name="T11">T</text:span>ipo de algoritmo de cluster: kmeans o <text:span text:style-name="T7">Agglomerativ</text:span>e (este es el cluster jerarquico)</text:p>
      <text:p text:style-name="P4">Data: la cantidad de <text:span text:style-name="T4">ejemplos usados en el dataset</text:span></text:p>
      <text:p text:style-name="P6">Time: el tiempo que tarda en hacer el fit y el predict de un data frame</text:p>
      <text:p text:style-name="P5"><text:span text:style-name="T11">Silhouette_score</text:span>: <text:span text:style-name="T1">Que tan bien están clasificados los puntos del cluster (-1, 1), </text:span>mientras más cercano a 1 mejor, <text:span text:style-name="T3">el 0 implica que hay superposición de los clusters</text:span></text:p>
      <text:p text:style-name="P5"/>
      <text:p text:style-name="P2">pca <text:span text:style-name="T11">(.x)</text:span> <text:s/><text:span text:style-name="T11">el </text:span>.<text:span text:style-name="T9">x</text:span> lo que quiere decir que scikit-learn elige el número mínimo de componentes principales de manera que se retenga el <text:span text:style-name="T9">x</text:span>% de la varianza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0"><text:s/><text:span text:style-name="T2">D</text:span>ata</text:p>
          </table:table-cell>
          <table:table-cell table:style-name="Tabla1.A1" office:value-type="string">
            <text:p text:style-name="P70">Mejor estimador encontrado</text:p>
          </table:table-cell>
          <table:table-cell table:style-name="Tabla1.A1" office:value-type="string">
            <text:p text:style-name="P78">Time </text:p>
          </table:table-cell>
          <table:table-cell table:style-name="Tabla1.D1" office:value-type="string">
            <text:p text:style-name="P86"><text:span text:style-name="T5">S</text:span>ilhouette_score</text:p>
          </table:table-cell>
        </table:table-row>
        <table:table-row>
          <table:table-cell table:style-name="Tabla1.A2" table:number-rows-spanned="6" office:value-type="string">
            <text:p text:style-name="P14"/>
            <text:p text:style-name="P49">Kmeans</text:p>
            <text:p text:style-name="P33">2<text:span text:style-name="T10">5</text:span>0</text:p>
            <text:p text:style-name="P41">Data</text:p>
            <text:p text:style-name="P41">Normalizada</text:p>
          </table:table-cell>
          <table:table-cell table:style-name="Tabla1.A2" office:value-type="string">
            <text:p text:style-name="P20">init='k-means++', max_iter=400, n_clusters=9, n_init=10</text:p>
          </table:table-cell>
          <table:table-cell table:style-name="Tabla1.A2" office:value-type="string">
            <text:p text:style-name="P20">547,1544420299979</text:p>
          </table:table-cell>
          <table:table-cell table:style-name="Tabla1.D2" office:value-type="string">
            <text:p text:style-name="P20">0,018319522580172266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20">init='k-means++', max_iter=450, n_clusters=5, n_init=15</text:p>
          </table:table-cell>
          <table:table-cell table:style-name="Tabla1.A2" office:value-type="string">
            <text:p text:style-name="P20">576,5987610329976</text:p>
          </table:table-cell>
          <table:table-cell table:style-name="Tabla1.D2" office:value-type="string">
            <text:p text:style-name="P20">0,02068720159407909</text:p>
          </table:table-cell>
        </table:table-row>
        <table:table-row>
          <table:covered-table-cell/>
          <table:table-cell table:style-name="Tabla1.A2" office:value-type="string">
            <text:p text:style-name="P20">init='k-means++', max_iter=400, n_clusters=7, n_init=10</text:p>
          </table:table-cell>
          <table:table-cell table:style-name="Tabla1.A2" office:value-type="string">
            <text:p text:style-name="P20">540,2520720699977</text:p>
          </table:table-cell>
          <table:table-cell table:style-name="Tabla1.D2" office:value-type="string">
            <text:p text:style-name="P20"><text:s/>0,016370484854285477</text:p>
          </table:table-cell>
        </table:table-row>
        <table:table-row>
          <table:covered-table-cell/>
          <table:table-cell table:style-name="Tabla1.A2" office:value-type="string">
            <text:p text:style-name="P20">init='k-means++', max_iter=350, n_clusters=8, n_init=15</text:p>
          </table:table-cell>
          <table:table-cell table:style-name="Tabla1.A2" office:value-type="string">
            <text:p text:style-name="P20">528,3720272639985</text:p>
          </table:table-cell>
          <table:table-cell table:style-name="Tabla1.D2" office:value-type="string">
            <text:p text:style-name="P20"><text:s/>0,017602797720360094</text:p>
          </table:table-cell>
        </table:table-row>
        <table:table-row>
          <table:covered-table-cell/>
          <table:table-cell table:style-name="Tabla1.A2" office:value-type="string">
            <text:p text:style-name="P20">init='k-means++', max_iter=400, n_clusters=9, n_init=13</text:p>
          </table:table-cell>
          <table:table-cell table:style-name="Tabla1.A2" office:value-type="string">
            <text:p text:style-name="P20">543,8874160100022</text:p>
          </table:table-cell>
          <table:table-cell table:style-name="Tabla1.D2" office:value-type="string">
            <text:p text:style-name="P20">0,016707673799679322</text:p>
          </table:table-cell>
        </table:table-row>
        <table:table-row>
          <table:covered-table-cell/>
          <table:table-cell table:style-name="Tabla1.B7" office:value-type="string">
            <text:p text:style-name="P29"/>
          </table:table-cell>
          <table:table-cell table:style-name="Tabla1.C7" table:formula="ooow:sum&lt;C2:C6&gt;/5" office:value-type="float" office:value="547.252943681399">
            <text:p text:style-name="P48">547,25294</text:p>
          </table:table-cell>
          <table:table-cell table:style-name="Tabla1.D7" table:formula="ooow:sum&lt;D2:D6&gt;/5" office:value-type="float" office:value="0.0179375361097152">
            <text:p text:style-name="P48">0,01794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1"><text:s/><text:span text:style-name="T2">D</text:span>ata</text:p>
          </table:table-cell>
          <table:table-cell table:style-name="Tabla2.A1" office:value-type="string">
            <text:p text:style-name="P71">Mejor estimador encontrado</text:p>
          </table:table-cell>
          <table:table-cell table:style-name="Tabla2.A1" office:value-type="string">
            <text:p text:style-name="P79">Time </text:p>
          </table:table-cell>
          <table:table-cell table:style-name="Tabla2.D1" office:value-type="string">
            <text:p text:style-name="P87"><text:span text:style-name="T5">S</text:span>ilhouette_score</text:p>
          </table:table-cell>
        </table:table-row>
        <table:table-row>
          <table:table-cell table:style-name="Tabla2.A2" table:number-rows-spanned="6" office:value-type="string">
            <text:p text:style-name="P15"/>
            <text:p text:style-name="P49">Kmeans</text:p>
            <text:p text:style-name="P34">2<text:span text:style-name="T10">5</text:span>0</text:p>
            <text:p text:style-name="P41">Data</text:p>
            <text:p text:style-name="P41">Escalada</text:p>
            <text:p text:style-name="P34"/>
          </table:table-cell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B7" office:value-type="string">
            <text:p text:style-name="P28"/>
          </table:table-cell>
          <table:table-cell table:style-name="Tabla2.C7" table:formula="ooow:sum&lt;C2:C6&gt;/5" office:value-type="float" office:value="0">
            <text:p text:style-name="P41">0</text:p>
          </table:table-cell>
          <table:table-cell table:style-name="Tabla2.D7" table:formula="ooow:sum&lt;D2:D6&gt;/5" office:value-type="float" office:value="0">
            <text:p text:style-name="P41">0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72"><text:s/><text:span text:style-name="T2">D</text:span>ata</text:p>
          </table:table-cell>
          <table:table-cell table:style-name="Tabla3.A1" office:value-type="string">
            <text:p text:style-name="P72">Mejor estimador encontrado</text:p>
          </table:table-cell>
          <table:table-cell table:style-name="Tabla3.A1" office:value-type="string">
            <text:p text:style-name="P80">Time </text:p>
          </table:table-cell>
          <table:table-cell table:style-name="Tabla3.D1" office:value-type="string">
            <text:p text:style-name="P88"><text:span text:style-name="T5">S</text:span>ilhouette_score</text:p>
          </table:table-cell>
        </table:table-row>
        <table:table-row>
          <table:table-cell table:style-name="Tabla3.A2" table:number-rows-spanned="6" office:value-type="string">
            <text:p text:style-name="P16"/>
            <text:p text:style-name="P50"><text:soft-page-break/>Kmeans</text:p>
            <text:p text:style-name="P35">2<text:span text:style-name="T10">5</text:span>0</text:p>
            <text:p text:style-name="P42">Data</text:p>
            <text:p text:style-name="P42">Escalada </text:p>
            <text:p text:style-name="P56">+</text:p>
            <text:p text:style-name="P56">PCA <text:span text:style-name="T9">(.95)</text:span></text:p>
          </table:table-cell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B7" office:value-type="string">
            <text:p text:style-name="P61"/>
          </table:table-cell>
          <table:table-cell table:style-name="Tabla3.C7" table:formula="ooow:sum&lt;C2:C6&gt;/5" office:value-type="float" office:value="0">
            <text:p text:style-name="P56">0</text:p>
          </table:table-cell>
          <table:table-cell table:style-name="Tabla3.D7" table:formula="ooow:sum&lt;D2:D6&gt;/5" office:value-type="float" office:value="0">
            <text:p text:style-name="P56">0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73"><text:s/><text:span text:style-name="T2">D</text:span>ata</text:p>
          </table:table-cell>
          <table:table-cell table:style-name="Tabla4.A1" office:value-type="string">
            <text:p text:style-name="P73">Mejor estimador encontrado</text:p>
          </table:table-cell>
          <table:table-cell table:style-name="Tabla4.A1" office:value-type="string">
            <text:p text:style-name="P81">Time </text:p>
          </table:table-cell>
          <table:table-cell table:style-name="Tabla4.D1" office:value-type="string">
            <text:p text:style-name="P89"><text:span text:style-name="T5">S</text:span>ilhouette_score</text:p>
          </table:table-cell>
        </table:table-row>
        <table:table-row>
          <table:table-cell table:style-name="Tabla4.A2" table:number-rows-spanned="6" office:value-type="string">
            <text:p text:style-name="P17"/>
            <text:p text:style-name="P51">Kmeans</text:p>
            <text:p text:style-name="P36">2<text:span text:style-name="T10">5</text:span>0</text:p>
            <text:p text:style-name="P43">Data</text:p>
            <text:p text:style-name="P43">Escalada </text:p>
            <text:p text:style-name="P57">+</text:p>
            <text:p text:style-name="P57">PCA <text:span text:style-name="T9">(.90)</text:span></text:p>
          </table:table-cell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6" office:value-type="string">
            <text:p text:style-name="P24"/>
          </table:table-cell>
          <table:table-cell table:style-name="Tabla4.C6" office:value-type="string">
            <text:p text:style-name="P25"/>
          </table:table-cell>
          <table:table-cell table:style-name="Tabla4.D6" office:value-type="string">
            <text:p text:style-name="P24"/>
          </table:table-cell>
        </table:table-row>
        <table:table-row>
          <table:covered-table-cell/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7" office:value-type="string">
            <text:p text:style-name="P30"/>
          </table:table-cell>
          <table:table-cell table:style-name="Tabla4.C7" table:formula="ooow:sum&lt;C2:C6&gt;/5" office:value-type="float" office:value="0">
            <text:p text:style-name="P130">0</text:p>
          </table:table-cell>
          <table:table-cell table:style-name="Tabla4.D7" table:formula="ooow:sum&lt;D2:D6&gt;/5" office:value-type="float" office:value="0">
            <text:p text:style-name="P130">0</text:p>
          </table:table-cell>
        </table:table-row>
      </table:table>
      <text:p text:style-name="P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75"><text:s/><text:span text:style-name="T2">D</text:span>ata</text:p>
          </table:table-cell>
          <table:table-cell table:style-name="Tabla5.A1" office:value-type="string">
            <text:p text:style-name="P75">Mejor estimador encontrado</text:p>
          </table:table-cell>
          <table:table-cell table:style-name="Tabla5.A1" office:value-type="string">
            <text:p text:style-name="P83">Time </text:p>
          </table:table-cell>
          <table:table-cell table:style-name="Tabla5.D1" office:value-type="string">
            <text:p text:style-name="P91"><text:span text:style-name="T5">S</text:span>ilhouette_score</text:p>
          </table:table-cell>
        </table:table-row>
        <table:table-row>
          <table:table-cell table:style-name="Tabla5.A2" table:number-rows-spanned="6" office:value-type="string">
            <text:p text:style-name="P18"/>
            <text:p text:style-name="P53">Kmeans</text:p>
            <text:p text:style-name="P38">2<text:span text:style-name="T10">5</text:span>0</text:p>
            <text:p text:style-name="P45">Data</text:p>
            <text:p text:style-name="P45">Escalada </text:p>
            <text:p text:style-name="P58">+</text:p>
            <text:p text:style-name="P58">PCA <text:span text:style-name="T9">(.85)</text:span>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B7" office:value-type="string">
            <text:p text:style-name="P67"/>
          </table:table-cell>
          <table:table-cell table:style-name="Tabla5.C7" table:formula="ooow:sum&lt;C2:C6&gt;/5" office:value-type="float" office:value="0">
            <text:p text:style-name="P65">0</text:p>
          </table:table-cell>
          <table:table-cell table:style-name="Tabla5.D7" table:formula="ooow:sum&lt;D2:D6&gt;/5" office:value-type="float" office:value="0">
            <text:p text:style-name="P65">0</text:p>
          </table:table-cell>
        </table:table-row>
      </table:table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76"><text:s/><text:span text:style-name="T2">D</text:span>ata</text:p>
          </table:table-cell>
          <table:table-cell table:style-name="Tabla8.A1" office:value-type="string">
            <text:p text:style-name="P76">Mejor estimador encontrado</text:p>
          </table:table-cell>
          <table:table-cell table:style-name="Tabla8.A1" office:value-type="string">
            <text:p text:style-name="P84">Time </text:p>
          </table:table-cell>
          <table:table-cell table:style-name="Tabla8.D1" office:value-type="string">
            <text:p text:style-name="P92"><text:span text:style-name="T5">S</text:span>ilhouette_score</text:p>
          </table:table-cell>
        </table:table-row>
        <table:table-row>
          <table:table-cell table:style-name="Tabla8.A2" table:number-rows-spanned="6" office:value-type="string">
            <text:p text:style-name="P19"/>
            <text:p text:style-name="P54">Kmeans</text:p>
            <text:p text:style-name="P39">2<text:span text:style-name="T10">5</text:span>0</text:p>
            <text:p text:style-name="P46"><text:soft-page-break/>Data</text:p>
            <text:p text:style-name="P46">Escalada </text:p>
            <text:p text:style-name="P59">+</text:p>
            <text:p text:style-name="P59">PCA <text:span text:style-name="T9">(.99)</text:span></text:p>
          </table:table-cell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B7" office:value-type="string">
            <text:p text:style-name="P32"/>
          </table:table-cell>
          <table:table-cell table:style-name="Tabla8.C7" table:formula="ooow:sum&lt;C2:C6&gt;/5" office:value-type="float" office:value="0">
            <text:p text:style-name="P66">0</text:p>
          </table:table-cell>
          <table:table-cell table:style-name="Tabla8.D7" table:formula="ooow:sum&lt;D2:D6&gt;/5" office:value-type="float" office:value="0">
            <text:p text:style-name="P68">0</text:p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74"><text:s/><text:span text:style-name="T2">D</text:span>ata</text:p>
          </table:table-cell>
          <table:table-cell table:style-name="Tabla6.A1" office:value-type="string">
            <text:p text:style-name="P74">Mejor estimador encontrado</text:p>
          </table:table-cell>
          <table:table-cell table:style-name="Tabla6.A1" office:value-type="string">
            <text:p text:style-name="P82">Time </text:p>
          </table:table-cell>
          <table:table-cell table:style-name="Tabla6.D1" office:value-type="string">
            <text:p text:style-name="P90"><text:span text:style-name="T5">S</text:span>ilhouette_score</text:p>
          </table:table-cell>
        </table:table-row>
        <table:table-row>
          <table:table-cell table:style-name="Tabla6.A2" table:number-rows-spanned="6" office:value-type="string">
            <text:p text:style-name="P52"/>
            <text:p text:style-name="P52">Kmeans</text:p>
            <text:p text:style-name="P37">2<text:span text:style-name="T10">5</text:span>0</text:p>
            <text:p text:style-name="P44">Data</text:p>
            <text:p text:style-name="P44">Normalizada</text:p>
            <text:p text:style-name="P63">+</text:p>
            <text:p text:style-name="P44">Escalada </text:p>
          </table:table-cell>
          <table:table-cell table:style-name="Tabla6.A2" office:value-type="string">
            <text:p text:style-name="P24">init='k-means++', max_iter=250, n_clusters=11, n_init=10</text:p>
          </table:table-cell>
          <table:table-cell table:style-name="Tabla6.A2" office:value-type="string">
            <text:p text:style-name="P24">569,8061614109974</text:p>
          </table:table-cell>
          <table:table-cell table:style-name="Tabla6.D2" office:value-type="string">
            <text:p text:style-name="P24">0,023676931569367305</text:p>
          </table:table-cell>
        </table:table-row>
        <table:table-row>
          <table:covered-table-cell/>
          <table:table-cell table:style-name="Tabla6.A2" office:value-type="string">
            <text:p text:style-name="P24">init='k-means++', max_iter=550, n_clusters=11, n_init=13</text:p>
          </table:table-cell>
          <table:table-cell table:style-name="Tabla6.A2" office:value-type="string">
            <text:p text:style-name="P24">689,2466102819999</text:p>
          </table:table-cell>
          <table:table-cell table:style-name="Tabla6.D2" office:value-type="string">
            <text:p text:style-name="P24">0,02079896281380919</text:p>
          </table:table-cell>
        </table:table-row>
        <table:table-row>
          <table:covered-table-cell/>
          <table:table-cell table:style-name="Tabla6.A2" office:value-type="string">
            <text:p text:style-name="P24">init='random', max_iter=300, n_clusters=11, n_init=14</text:p>
          </table:table-cell>
          <table:table-cell table:style-name="Tabla6.A2" office:value-type="string">
            <text:p text:style-name="P24">803,5622455049997</text:p>
          </table:table-cell>
          <table:table-cell table:style-name="Tabla6.D2" office:value-type="string">
            <text:p text:style-name="P24">0,022646272101789593</text:p>
          </table:table-cell>
        </table:table-row>
        <table:table-row>
          <table:covered-table-cell/>
          <table:table-cell table:style-name="Tabla6.A2" office:value-type="string">
            <text:p text:style-name="P24">init='k-means++', max_iter=450, n_clusters=10, n_init=10</text:p>
          </table:table-cell>
          <table:table-cell table:style-name="Tabla6.A2" office:value-type="string">
            <text:p text:style-name="P25">739,5946551890011</text:p>
          </table:table-cell>
          <table:table-cell table:style-name="Tabla6.D2" office:value-type="string">
            <text:p text:style-name="P24">0,021476381332591703</text:p>
          </table:table-cell>
        </table:table-row>
        <table:table-row>
          <table:covered-table-cell/>
          <table:table-cell table:style-name="Tabla6.A2" office:value-type="string">
            <text:p text:style-name="P24">init='k-means++', max_iter=550, n_clusters=11, n_init=11</text:p>
          </table:table-cell>
          <table:table-cell table:style-name="Tabla6.A2" office:value-type="string">
            <text:p text:style-name="P24">670,6463354810003</text:p>
          </table:table-cell>
          <table:table-cell table:style-name="Tabla6.D2" office:value-type="string">
            <text:p text:style-name="P24">0,02345719760944446</text:p>
          </table:table-cell>
        </table:table-row>
        <table:table-row>
          <table:covered-table-cell/>
          <table:table-cell table:style-name="Tabla6.B7" office:value-type="string">
            <text:p text:style-name="P132">init='k-means++', <text:s/>n_clusters=11</text:p>
          </table:table-cell>
          <table:table-cell table:style-name="Tabla6.C7" table:formula="ooow:sum&lt;C2:C6&gt;/5" office:value-type="float" office:value="694.5712015736">
            <text:p text:style-name="P135">694,57120</text:p>
          </table:table-cell>
          <table:table-cell table:style-name="Tabla6.D7" table:formula="ooow:sum&lt;D2:D6&gt;/5" office:value-type="float" office:value="0.0224111490854006">
            <text:p text:style-name="P135">0,02241</text:p>
          </table:table-cell>
        </table:table-row>
      </table:table>
      <text:p text:style-name="P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7"><text:s/><text:span text:style-name="T2">D</text:span>ata</text:p>
          </table:table-cell>
          <table:table-cell table:style-name="Tabla9.A1" office:value-type="string">
            <text:p text:style-name="P77">Mejor estimador encontrado</text:p>
          </table:table-cell>
          <table:table-cell table:style-name="Tabla9.A1" office:value-type="string">
            <text:p text:style-name="P85">Time </text:p>
          </table:table-cell>
          <table:table-cell table:style-name="Tabla9.D1" office:value-type="string">
            <text:p text:style-name="P93"><text:span text:style-name="T5">S</text:span>ilhouette_score</text:p>
          </table:table-cell>
        </table:table-row>
        <table:table-row>
          <table:table-cell table:style-name="Tabla9.A2" table:number-rows-spanned="6" office:value-type="string">
            <text:p text:style-name="P55">Kmeans</text:p>
            <text:p text:style-name="P40">2<text:span text:style-name="T10">5</text:span>0</text:p>
            <text:p text:style-name="P47">Data</text:p>
            <text:p text:style-name="P47">Normalizada</text:p>
            <text:p text:style-name="P64">+</text:p>
            <text:p text:style-name="P47">Escalada</text:p>
            <text:p text:style-name="P60">+</text:p>
            <text:p text:style-name="P60">PCA <text:span text:style-name="T9">(.9)</text:span></text:p>
          </table:table-cell>
          <table:table-cell table:style-name="Tabla9.A2" office:value-type="string">
            <text:p text:style-name="P27">init='random', max_iter=500, n_clusters=11, n_init=15</text:p>
          </table:table-cell>
          <table:table-cell table:style-name="Tabla9.A2" office:value-type="string">
            <text:p text:style-name="P27">738,1024088589984</text:p>
          </table:table-cell>
          <table:table-cell table:style-name="Tabla9.D2" office:value-type="string">
            <text:p text:style-name="P27">0,02984338270931586</text:p>
          </table:table-cell>
        </table:table-row>
        <table:table-row>
          <table:covered-table-cell/>
          <table:table-cell table:style-name="Tabla9.A2" office:value-type="string">
            <text:p text:style-name="P27"><text:s/>init='k-means++', max_iter=450, n_clusters=11, n_init=10</text:p>
          </table:table-cell>
          <table:table-cell table:style-name="Tabla9.A2" office:value-type="string">
            <text:p text:style-name="P27">587,2376318610004</text:p>
          </table:table-cell>
          <table:table-cell table:style-name="Tabla9.D2" office:value-type="string">
            <text:p text:style-name="P27">0,027211946685515343</text:p>
          </table:table-cell>
        </table:table-row>
        <table:table-row>
          <table:covered-table-cell/>
          <table:table-cell table:style-name="Tabla9.A2" office:value-type="string">
            <text:p text:style-name="P27">init='random', max_iter=500, n_clusters=11, n_init=15</text:p>
          </table:table-cell>
          <table:table-cell table:style-name="Tabla9.A2" office:value-type="string">
            <text:p text:style-name="P27">648,6363833180003</text:p>
          </table:table-cell>
          <table:table-cell table:style-name="Tabla9.D2" office:value-type="string">
            <text:p text:style-name="P69">0,0328313565614486</text:p>
          </table:table-cell>
        </table:table-row>
        <table:table-row>
          <table:covered-table-cell/>
          <table:table-cell table:style-name="Tabla9.A2" office:value-type="string">
            <text:p text:style-name="P27">init='k-means++', max_iter=400, n_clusters=11, n_init=13</text:p>
          </table:table-cell>
          <table:table-cell table:style-name="Tabla9.A2" office:value-type="string">
            <text:p text:style-name="P27">705,091969598001</text:p>
          </table:table-cell>
          <table:table-cell table:style-name="Tabla9.D2" office:value-type="string">
            <text:p text:style-name="P27"><text:s/>0,030669550678514363</text:p>
          </table:table-cell>
        </table:table-row>
        <table:table-row>
          <table:covered-table-cell/>
          <table:table-cell table:style-name="Tabla9.A2" office:value-type="string">
            <text:p text:style-name="P27">init='random', max_iter=500, n_clusters=11, n_init=10</text:p>
          </table:table-cell>
          <table:table-cell table:style-name="Tabla9.A2" office:value-type="string">
            <text:p text:style-name="P27">682,6792289109981</text:p>
          </table:table-cell>
          <table:table-cell table:style-name="Tabla9.D2" office:value-type="string">
            <text:p text:style-name="P27">0,026815754986845127</text:p>
          </table:table-cell>
        </table:table-row>
        <table:table-row>
          <table:covered-table-cell/>
          <table:table-cell table:style-name="Tabla9.B7" office:value-type="string">
            <text:p text:style-name="P31"/>
          </table:table-cell>
          <table:table-cell table:style-name="Tabla9.C7" table:formula="ooow:sum&lt;C2:C6&gt;/5" office:value-type="float" office:value="672.349524509399">
            <text:p text:style-name="P136">672,34952</text:p>
          </table:table-cell>
          <table:table-cell table:style-name="Tabla9.D7" table:formula="ooow:sum&lt;D2:D6&gt;/5" office:value-type="float" office:value="0.0294743983243278">
            <text:p text:style-name="P62">0,02947</text:p>
          </table:table-cell>
        </table:table-row>
      </table:table>
      <text:p text:style-name="P10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43"><text:s/><text:span text:style-name="T2">D</text:span>ata</text:p>
          </table:table-cell>
          <table:table-cell table:style-name="Tabla7.A1" office:value-type="string">
            <text:p text:style-name="P143">Mejor estimador encontrado</text:p>
          </table:table-cell>
          <table:table-cell table:style-name="Tabla7.A1" office:value-type="string">
            <text:p text:style-name="P145">Time </text:p>
          </table:table-cell>
          <table:table-cell table:style-name="Tabla7.D1" office:value-type="string">
            <text:p text:style-name="P147"><text:span text:style-name="T5">S</text:span>ilhouette_score</text:p>
          </table:table-cell>
        </table:table-row>
        <table:table-row>
          <table:table-cell table:style-name="Tabla7.A2" table:number-rows-spanned="6" office:value-type="string">
            <text:p text:style-name="P124">Kmeans</text:p>
            <text:p text:style-name="P126">2<text:span text:style-name="T10">5</text:span>0</text:p>
            <text:p text:style-name="P128">Data</text:p>
            <text:p text:style-name="P128">Escalada</text:p>
            <text:p text:style-name="P134">+</text:p>
            <text:p text:style-name="P134"><text:span text:style-name="T4">Normalizad</text:span></text:p>
            <text:p text:style-name="P134"><text:soft-page-break/><text:span text:style-name="T4">+</text:span></text:p>
            <text:p text:style-name="P114">PCA <text:span text:style-name="T9">(.90)</text:span></text:p>
          </table:table-cell>
          <table:table-cell table:style-name="Tabla7.A2" office:value-type="string">
            <text:p text:style-name="P122"/>
          </table:table-cell>
          <table:table-cell table:style-name="Tabla7.A2" office:value-type="string">
            <text:p text:style-name="P122"/>
          </table:table-cell>
          <table:table-cell table:style-name="Tabla7.D2" office:value-type="string">
            <text:p text:style-name="P122"/>
          </table:table-cell>
        </table:table-row>
        <table:table-row>
          <table:covered-table-cell/>
          <table:table-cell table:style-name="Tabla7.A2" office:value-type="string">
            <text:p text:style-name="P122"/>
          </table:table-cell>
          <table:table-cell table:style-name="Tabla7.A2" office:value-type="string">
            <text:p text:style-name="P122"/>
          </table:table-cell>
          <table:table-cell table:style-name="Tabla7.D2" office:value-type="string">
            <text:p text:style-name="P122"/>
          </table:table-cell>
        </table:table-row>
        <table:table-row>
          <table:covered-table-cell/>
          <table:table-cell table:style-name="Tabla7.A2" office:value-type="string">
            <text:p text:style-name="P122"/>
          </table:table-cell>
          <table:table-cell table:style-name="Tabla7.A2" office:value-type="string">
            <text:p text:style-name="P122"/>
          </table:table-cell>
          <table:table-cell table:style-name="Tabla7.D2" office:value-type="string">
            <text:p text:style-name="P141"/>
          </table:table-cell>
        </table:table-row>
        <table:table-row>
          <table:covered-table-cell/>
          <table:table-cell table:style-name="Tabla7.A2" office:value-type="string">
            <text:p text:style-name="P122"/>
          </table:table-cell>
          <table:table-cell table:style-name="Tabla7.A2" office:value-type="string">
            <text:p text:style-name="P122"/>
          </table:table-cell>
          <table:table-cell table:style-name="Tabla7.D2" office:value-type="string">
            <text:p text:style-name="P122"/>
          </table:table-cell>
        </table:table-row>
        <table:table-row>
          <table:covered-table-cell/>
          <table:table-cell table:style-name="Tabla7.A2" office:value-type="string">
            <text:p text:style-name="P122"/>
          </table:table-cell>
          <table:table-cell table:style-name="Tabla7.A2" office:value-type="string">
            <text:p text:style-name="P122"/>
          </table:table-cell>
          <table:table-cell table:style-name="Tabla7.D2" office:value-type="string">
            <text:p text:style-name="P122"/>
          </table:table-cell>
        </table:table-row>
        <table:table-row table:style-name="Tabla7.7">
          <table:covered-table-cell/>
          <table:table-cell table:style-name="Tabla7.B7" office:value-type="string">
            <text:p text:style-name="P131"/>
          </table:table-cell>
          <table:table-cell table:style-name="Tabla7.C7" office:value-type="float" office:value="0">
            <text:p text:style-name="P133">0</text:p>
          </table:table-cell>
          <table:table-cell table:style-name="Tabla7.D7" table:formula="ooow:sum&lt;D2:D6&gt;/5" office:value-type="float" office:value="0">
            <text:p text:style-name="P133">0</text:p>
          </table:table-cell>
        </table:table-row>
      </table:table>
      <text:p text:style-name="P103"/>
      <text:p text:style-name="P102"/>
      <text:p text:style-name="P102">Del mejor preprocesamiento de la data: <text:span text:style-name="T15">Escalada </text:span><text:span text:style-name="T14">+PCA </text:span><text:span text:style-name="T16">(.90) </text:span><text:span text:style-name="T13">obtuvimos estas graficas, cada color representa un cluster</text:span></text:p>
      <text:p text:style-name="P104"/>
      <text:p text:style-name="P1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142"><text:s/><text:span text:style-name="T2">D</text:span>ata</text:p>
          </table:table-cell>
          <table:table-cell table:style-name="Tabla10.A1" office:value-type="string">
            <text:p text:style-name="P148">Numero de clusters</text:p>
          </table:table-cell>
          <table:table-cell table:style-name="Tabla10.A1" office:value-type="string">
            <text:p text:style-name="P144">Time </text:p>
          </table:table-cell>
          <table:table-cell table:style-name="Tabla10.D1" office:value-type="string">
            <text:p text:style-name="P146"><text:span text:style-name="T5">S</text:span>ilhouette_score</text:p>
          </table:table-cell>
        </table:table-row>
        <table:table-row>
          <table:table-cell table:style-name="Tabla10.A2" table:number-rows-spanned="50" office:value-type="string">
            <text:h text:style-name="P149" text:outline-level="1"><text:span text:style-name="T20"/></text:h>
            <text:h text:style-name="P149" text:outline-level="1"><text:span text:style-name="T20"/></text:h>
            <text:h text:style-name="P149" text:outline-level="1"><text:span text:style-name="T20"/></text:h>
            <text:h text:style-name="P149" text:outline-level="1"><text:span text:style-name="T20"/></text:h>
            <text:h text:style-name="P149" text:outline-level="1"><text:span text:style-name="T20"/></text:h>
            <text:h text:style-name="P149" text:outline-level="1"><text:span text:style-name="T20">Agglomerative</text:span></text:h>
            <text:p text:style-name="P125">2<text:span text:style-name="T10">5</text:span>0</text:p>
            <text:p text:style-name="P127">Data</text:p>
            <text:p text:style-name="P127"><text:span text:style-name="T12">Normalizada</text:span> </text:p>
            <text:p text:style-name="P129">+</text:p>
            <text:p text:style-name="P127">Escalada</text:p>
            <text:p text:style-name="P113">+</text:p>
            <text:p text:style-name="P127"><text:span text:style-name="T8">PCA (.90)</text:span> </text:p>
          </table:table-cell>
          <table:table-cell table:style-name="Tabla10.A2" table:number-rows-spanned="5" office:value-type="string">
            <text:p text:style-name="P119"/>
            <text:p text:style-name="P119"/>
            <text:p text:style-name="P119"/>
            <text:p text:style-name="P119">2</text:p>
          </table:table-cell>
          <table:table-cell table:style-name="Tabla10.A2" office:value-type="string">
            <text:p text:style-name="P118">0,015059342000313336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3790382348597543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8">0,008768196999881184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5408420998719521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8449356999335578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2:C5&gt;/4" office:value-type="float" office:value="0.0094213292495625">
            <text:p text:style-name="P138">0,00942</text:p>
          </table:table-cell>
          <table:table-cell table:style-name="Tabla10.D6" office:value-type="string">
            <text:p text:style-name="P123"/>
          </table:table-cell>
        </table:table-row>
        <table:table-row>
          <table:covered-table-cell/>
          <table:table-cell table:style-name="Tabla10.A2" table:number-rows-spanned="5" office:value-type="string">
            <text:p text:style-name="P118"/>
            <text:p text:style-name="P118"/>
            <text:p text:style-name="P118"><text:span text:style-name="T19">3</text:span></text:p>
          </table:table-cell>
          <table:table-cell table:style-name="Tabla10.A2" office:value-type="string">
            <text:p text:style-name="P118">0,008154453000315698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<text:s/>0.0385822824313656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8">0,016518127999006538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843736800015904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8126136999635492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7:C10&gt;/4" office:value-type="float" office:value="0.0103090214997795">
            <text:p text:style-name="P139">0,01031</text:p>
          </table:table-cell>
          <table:table-cell table:style-name="Tabla10.D11" office:value-type="string">
            <text:p text:style-name="P123"/>
          </table:table-cell>
        </table:table-row>
        <table:table-row>
          <table:covered-table-cell/>
          <table:table-cell table:style-name="Tabla10.A2" table:number-rows-spanned="5" office:value-type="string">
            <text:p text:style-name="P96"/>
            <text:p text:style-name="P96"/>
            <text:p text:style-name="P96"/>
            <text:p text:style-name="P96">4</text:p>
          </table:table-cell>
          <table:table-cell table:style-name="Tabla10.A2" office:value-type="string">
            <text:p text:style-name="P118">0,007996945998456795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30478067536646728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8"><text:s/>0,00831076200120151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8142851002048701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8059488998696906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12:C15&gt;/4" office:value-type="float" office:value="0.00812751200010125">
            <text:p text:style-name="P139">0,00813</text:p>
          </table:table-cell>
          <table:table-cell table:style-name="Tabla10.D16" office:value-type="string">
            <text:p text:style-name="P123"/>
          </table:table-cell>
        </table:table-row>
        <table:table-row>
          <table:covered-table-cell/>
          <table:table-cell table:style-name="Tabla10.A2" table:number-rows-spanned="5" office:value-type="string">
            <text:p text:style-name="P96"/>
            <text:p text:style-name="P96"/>
            <text:p text:style-name="P96">5</text:p>
          </table:table-cell>
          <table:table-cell table:style-name="Tabla10.A2" office:value-type="string">
            <text:p text:style-name="P118">0,008050615000684047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4352230486203334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8">0,03201150200038683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982414899772266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8">0,008205041001929203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17:C20&gt;/4" office:value-type="float" office:value="0.0145228267501808">
            <text:p text:style-name="P138">0,01452</text:p>
          </table:table-cell>
          <table:table-cell table:style-name="Tabla10.D21" office:value-type="string">
            <text:p text:style-name="P120"/>
          </table:table-cell>
        </table:table-row>
        <table:table-row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6</text:p>
          </table:table-cell>
          <table:table-cell table:style-name="Tabla10.A2" office:value-type="string">
            <text:p text:style-name="P118">0,011449183999502566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395265781713373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9852423001575517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7833420000679325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8766879000177141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22:C25&gt;/4" office:value-type="float" office:value="0.00947547650048375">
            <text:p text:style-name="P139">0,00948</text:p>
          </table:table-cell>
          <table:table-cell table:style-name="Tabla10.D26" office:value-type="string">
            <text:p text:style-name="P120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7</text:p>
          </table:table-cell>
          <table:table-cell table:style-name="Tabla10.A2" office:value-type="string">
            <text:p text:style-name="P118">0,01263896100135753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5119576424206556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<text:s/>0,00814155899934121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11127955000119982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812481700268108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27:C30&gt;/4" office:value-type="float" office:value="0.010008323000875">
            <text:p text:style-name="P139">0,01001</text:p>
          </table:table-cell>
          <table:table-cell table:style-name="Tabla10.D31" office:value-type="string">
            <text:p text:style-name="P120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8</text:p>
          </table:table-cell>
          <table:table-cell table:style-name="Tabla10.A2" office:value-type="string">
            <text:p text:style-name="P118">0,010826912002812605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4179891252141514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75313880006433465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1670276000004378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8193559002393158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32:C35&gt;/4" office:value-type="float" office:value="0.0108136547514733">
            <text:p text:style-name="P139">0,01081</text:p>
          </table:table-cell>
          <table:table-cell table:style-name="Tabla10.D36" office:value-type="string">
            <text:p text:style-name="P120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9</text:p>
          </table:table-cell>
          <table:table-cell table:style-name="Tabla10.A2" office:value-type="string">
            <text:p text:style-name="P118">0,021512090002943296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419529915645732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8547215998987667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12316885000473121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8274938001704868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37:C40&gt;/4" office:value-type="float" office:value="0.0126627822510273">
            <text:p text:style-name="P139">0,01266</text:p>
          </table:table-cell>
          <table:table-cell table:style-name="Tabla10.D41" office:value-type="string">
            <text:p text:style-name="P120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9"/>
            <text:p text:style-name="P99"/>
            <text:p text:style-name="P99">10</text:p>
          </table:table-cell>
          <table:table-cell table:style-name="Tabla10.A2" office:value-type="string">
            <text:p text:style-name="P118">0,008790949999820441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1618617224626498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29100461997586535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1223509700139402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2609001200107741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42:C45&gt;/4" office:value-type="float" office:value="0.0190541302499698">
            <text:p text:style-name="P139">0,01905</text:p>
          </table:table-cell>
          <table:table-cell table:style-name="Tabla10.D46" office:value-type="string">
            <text:p text:style-name="P120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9"/>
            <text:p text:style-name="P99"/>
            <text:p text:style-name="P99">11</text:p>
          </table:table-cell>
          <table:table-cell table:style-name="Tabla10.A2" office:value-type="string">
            <text:p text:style-name="P118">0,0087910539987206</text:p>
          </table:table-cell>
          <table:table-cell table:style-name="Tabla10.D2" table:number-rows-spanned="4" office:value-type="string">
            <text:p text:style-name="P118"/>
            <text:p text:style-name="P118"/>
            <text:p text:style-name="P118">0.022083676996396007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<text:s/>0,008160003999364562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13882237999496283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8">0,00857149600051343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47:C50&gt;/4" office:value-type="float" office:value="0.00985119799952375">
            <text:p text:style-name="P139">0,00985</text:p>
          </table:table-cell>
          <table:table-cell table:style-name="Tabla10.D51" office:value-type="string">
            <text:p text:style-name="P120"/>
          </table:table-cell>
        </table:table-row>
        <table:table-row table:style-name="Tabla10.23">
          <table:table-cell table:style-name="Tabla10.A52" office:value-type="string">
            <text:p text:style-name="P107">Promedio</text:p>
          </table:table-cell>
          <table:table-cell table:style-name="Tabla10.B52" office:value-type="string">
            <text:p text:style-name="P99"><text:s/><text:span text:style-name="T21">Haciendo 1 cluster de cada uno [2:11]</text:span></text:p>
          </table:table-cell>
          <table:table-cell table:style-name="Tabla10.C52" office:value-type="float" office:value="0.11424">
            <text:p text:style-name="P140">0,11424</text:p>
          </table:table-cell>
          <table:table-cell table:style-name="Tabla10.D52" office:value-type="string">
            <text:p text:style-name="P120"/>
          </table:table-cell>
        </table:table-row>
      </table:table>
      <text:p text:style-name="P94"/>
      <text:p text:style-name="P106">Hay que notar que con el algoritmo de <text:span text:style-name="T18">Agglomerative </text:span><text:span text:style-name="T17">realizar un cluster con n igual desde el 2 hasta el 11 nos toma </text:span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6T09:04:29.629573449</dc:date>
    <meta:editing-duration>PT18H47M19S</meta:editing-duration>
    <meta:editing-cycles>22</meta:editing-cycles>
    <meta:generator>LibreOffice/6.0.7.3$Linux_X86_64 LibreOffice_project/00m0$Build-3</meta:generator>
    <meta:document-statistic meta:table-count="10" meta:image-count="0" meta:object-count="0" meta:page-count="6" meta:paragraph-count="247" meta:word-count="455" meta:character-count="4231" meta:non-whitespace-character-count="3984"/>
  </office:meta>
</office:document-meta>
</file>